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54f" officeooo:paragraph-rsid="000055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uetooth different approach</text:p>
      <text:p text:style-name="P1"/>
      <text:p text:style-name="P1"><text:a xlink:type="simple" xlink:href="https://bluedot.readthedocs.io/en/latest/pairpipi.html#using-the-command-line" text:style-name="Internet_20_link" text:visited-style-name="Visited_20_Internet_20_Link">https://bluedot.readthedocs.io/en/latest/pairpipi.html#using-the-command-line</text:a></text:p>
      <text:p text:style-name="P1">^pairing 2 pis...seems easy. What is an easy device to connect to?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11:04:17.965536600</meta:creation-date>
    <meta:editing-duration>PT23S</meta:editing-duration>
    <meta:editing-cycles>2</meta:editing-cycles>
    <meta:generator>LibreOffice/24.2.7.2$Linux_X86_64 LibreOffice_project/420$Build-2</meta:generator>
    <dc:date>2025-11-01T11:04:29.819195419</dc:date>
    <meta:document-statistic meta:table-count="0" meta:image-count="0" meta:object-count="0" meta:page-count="1" meta:paragraph-count="3" meta:word-count="16" meta:character-count="171" meta:non-whitespace-character-count="158"/>
  </office:meta>
</office:document-meta>
</file>